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99ff66" fo:border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number-columns-repeated="6" table:style-name="ce9"/>
          <table:covered-table-cell table:style-name="ce28"/>
          <table:table-cell table:style-name="ce28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9" table:number-columns-repeated="5"/>
          <table:table-cell table:style-name="ce28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6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/>
          <table:table-cell table:style-name="ce17" table:number-columns-repeated="5"/>
          <table:table-cell table:style-name="ce27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28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/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14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2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11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11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1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1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25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23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05:40:43.882093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28T05:47:20.281885748</dc:date>
    <meta:editing-duration>P12DT1H33M50S</meta:editing-duration>
    <meta:editing-cycles>52</meta:editing-cycles>
    <meta:document-statistic meta:table-count="1" meta:cell-count="863" meta:object-count="0"/>
  </office:meta>
</office:document-meta>
</file>